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Heading_20_2">
      <style:text-properties style:font-name="DejaVu Sans" officeooo:paragraph-rsid="000cb2d3"/>
    </style:style>
    <style:style style:name="P3" style:family="paragraph" style:parent-style-name="Heading_20_2">
      <style:text-properties fo:color="#c9211e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4" style:family="paragraph" style:parent-style-name="Heading_20_3">
      <style:text-properties style:font-name="DejaVu Sans"/>
    </style:style>
    <style:style style:name="P5" style:family="paragraph" style:parent-style-name="Heading_20_3">
      <style:text-properties style:font-name="DejaVu Sans" officeooo:rsid="0013aab1" officeooo:paragraph-rsid="0013aab1"/>
    </style:style>
    <style:style style:name="P6" style:family="paragraph" style:parent-style-name="Heading_20_3">
      <style:text-properties style:font-name="DejaVu Sans" officeooo:rsid="0026f6c0" officeooo:paragraph-rsid="0026f6c0"/>
    </style:style>
    <style:style style:name="P7" style:family="paragraph" style:parent-style-name="Heading_20_3">
      <style:text-properties style:font-name="DejaVu Sans" officeooo:rsid="002c291c" officeooo:paragraph-rsid="002bb21c"/>
    </style:style>
    <style:style style:name="P8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9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0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3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4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23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officeooo:rsid="00156931"/>
    </style:style>
    <style:style style:name="T15" style:family="text">
      <style:text-properties officeooo:rsid="001923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4f111"/>
    </style:style>
    <style:style style:name="T18" style:family="text">
      <style:text-properties officeooo:rsid="0026f6c0"/>
    </style:style>
    <style:style style:name="T19" style:family="text">
      <style:text-properties officeooo:rsid="002cdfca"/>
    </style:style>
    <style:style style:name="T20" style:family="text">
      <style:text-properties fo:font-style="italic" officeooo:rsid="002cdfca" style:font-style-asian="italic" style:font-style-complex="italic"/>
    </style:style>
    <style:style style:name="T21" style:family="text">
      <style:text-properties fo:font-style="italic" officeooo:rsid="002dccfb" style:font-style-asian="italic" style:font-style-complex="italic"/>
    </style:style>
    <style:style style:name="T22" style:family="text">
      <style:text-properties officeooo:rsid="002edc92"/>
    </style:style>
    <style:style style:name="T23" style:family="text">
      <style:text-properties officeooo:rsid="003107b2"/>
    </style:style>
    <style:style style:name="T24" style:family="text">
      <style:text-properties officeooo:rsid="0032696c"/>
    </style:style>
    <style:style style:name="T25" style:family="text">
      <style:text-properties officeooo:rsid="00343c49"/>
    </style:style>
    <style:style style:name="T26" style:family="text">
      <style:text-properties officeooo:rsid="003bd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VisuTest fjernbetjening <text:span text:style-name="T1">guide</text:span></text:h>
      <text:p text:style-name="P1">(den sorte <text:span text:style-name="T25">Samsung el. LG</text:span> fjernbetjening)</text:p>
      <text:h text:style-name="P3" text:outline-level="2">OBS! <text:span text:style-name="T26">Tavleknapperne kan indeholde flere tavler på samme knap. </text:span>Eksempelvis ligger <text:span text:style-name="T25">bogstavtavlerne </text:span>Chart 1, 2 og <text:span text:style-name="T18">R</text:span> alle på knap "1". Man skifter mellem dem ved at trykke flere gange på "1".</text:h>
      <text:h text:style-name="P5" text:outline-level="3">Generelle funktioner</text:h>
      <text:list xml:id="list483542508" text:style-name="L1">
        <text:list-item>
          <text:p text:style-name="P11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11"><text:span text:style-name="T11">Tast 2, 0, 1, 8 med ét sekunds mellemrum</text:span><text:span text:style-name="T12">: Systemet lukkes </text:span><text:span text:style-name="T13">helt </text:span><text:span text:style-name="T12">ned</text:span></text:p>
        </text:list-item>
      </text:list>
      <text:h text:style-name="P6" text:outline-level="3">Tavler</text:h>
      <text:list xml:id="list1034901474" text:style-name="L2">
        <text:list-item>
          <text:p text:style-name="P12"><text:span text:style-name="T2">1</text:span>: Chart 1<text:span text:style-name="T17"> / Chart 2 / Chart R</text:span></text:p>
        </text:list-item>
        <text:list-item>
          <text:p text:style-name="P17"><text:span text:style-name="T6">2</text:span><text:span text:style-name="T23">: E'er / C'er</text:span></text:p>
        </text:list-item>
        <text:list-item>
          <text:p text:style-name="P18"><text:span text:style-name="T6">3</text:span>: Tal<text:span text:style-name="T14"> </text:span><text:span text:style-name="T21">(kun til test)</text:span></text:p>
        </text:list-item>
        <text:list-item>
          <text:p text:style-name="P19"><text:span text:style-name="T6">4</text:span>: Østerberg</text:p>
        </text:list-item>
        <text:list-item>
          <text:p text:style-name="P19"><text:span text:style-name="T6">5</text:span>: <text:span text:style-name="T14">Astigmatisme cirkler </text:span><text:span text:style-name="T21">(kun til test)</text:span></text:p>
        </text:list-item>
        <text:list-item>
          <text:p text:style-name="P20"><text:span text:style-name="T6">6</text:span>: Rød<text:span text:style-name="T22">+</text:span>Grøn<text:span text:style-name="T17"> / </text:span>Worth's 4-dots<text:span text:style-name="T17"> / </text:span>Samsyn<text:span text:style-name="T19"> </text:span><text:span text:style-name="T20">(kun til test)</text:span></text:p>
        </text:list-item>
      </text:list>
      <text:h text:style-name="P7" text:outline-level="3">Tegnbaserede tavle funktioner</text:h>
      <text:list xml:id="list101807915555092" text:continue-numbering="true" text:style-name="L2">
        <text:list-item>
          <text:p text:style-name="P12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12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12"><text:span text:style-name="T2">OK</text:span><text:span text:style-name="T4"> (den sidder midt mellem pilene)</text:span>: Bland nuværende tegn</text:p>
        </text:list-item>
      </text:list>
      <text:h text:style-name="P4" text:outline-level="3">Række funktioner</text:h>
      <text:list xml:id="list101808887286964" text:continue-numbering="true" text:style-name="L2">
        <text:list-item>
          <text:p text:style-name="P12"><text:span text:style-name="T2">INFO</text:span>: Skift mellem 1 og 5 tegn per række</text:p>
        </text:list-item>
        <text:list-item>
          <text:p text:style-name="P12"><text:span text:style-name="T4">P / </text:span><text:span text:style-name="T2">Brightness op</text:span>: Tilføj række</text:p>
        </text:list-item>
        <text:list-item>
          <text:p text:style-name="P12"><text:span text:style-name="T4">P / </text:span><text:span text:style-name="T2">Brightness ned</text:span>: Fjern række</text:p>
        </text:list-item>
      </text:list>
      <text:h text:style-name="P8" text:outline-level="3"><text:span text:style-name="T14">Astigmatiske </text:span>funktioner</text:h>
      <text:list xml:id="list101809208819652" text:continue-numbering="true" text:style-name="L2">
        <text:list-item>
          <text:p text:style-name="P13"><text:span text:style-name="T2">Højre- / </text:span><text:span text:style-name="T3">venstre</text:span><text:span text:style-name="T2">pil:</text:span> <text:span text:style-name="T14">Slå sort cirkel overlay til / fra</text:span></text:p>
        </text:list-item>
      </text:list>
      <text:h text:style-name="P9" text:outline-level="3">Samsyn funktioner</text:h>
      <text:list xml:id="list101808169234143" text:continue-numbering="true" text:style-name="L2">
        <text:list-item>
          <text:p text:style-name="P14"><text:span text:style-name="T2">Højre- / </text:span><text:span text:style-name="T3">venstre</text:span><text:span text:style-name="T2">pil:</text:span> <text:span text:style-name="T14">Skift mellem horisontal og vertikal visning</text:span></text:p>
        </text:list-item>
      </text:list>
      <text:h text:style-name="P10" text:outline-level="3">Opsætning</text:h>
      <text:list xml:id="list101807776926740" text:continue-numbering="true" text:style-name="L2">
        <text:list-item>
          <text:p text:style-name="P15"><text:span text:style-name="T5">Menu</text:span>: <text:span text:style-name="T15">Åben vindue med opsætning</text:span></text:p>
        </text:list-item>
        <text:list-item>
          <text:p text:style-name="P21">Pile<text:span text:style-name="T16">: Navigér menu og sæt værdier</text:span></text:p>
        </text:list-item>
        <text:list-item>
          <text:p text:style-name="P15"><text:span text:style-name="T2">OK</text:span><text:span text:style-name="T4"> (den sidder midt mellem pilene)</text:span>: <text:span text:style-name="T15">Gem opsætning</text:span></text:p>
        </text:list-item>
      </text:list>
      <text:p text:style-name="P16"/>
      <text:p text:style-name="P22">På en Asus VG248QE skærm skal følgende værdier være sat:</text:p>
      <text:list xml:id="list1825787560" text:style-name="L3">
        <text:list-item>
          <text:p text:style-name="P23">Brightness: 73</text:p>
        </text:list-item>
        <text:list-item>
          <text:p text:style-name="P23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8-14T13:33:26.371639862</meta:creation-date>
    <dc:date>2020-05-27T10:18:07.562760552</dc:date>
    <meta:editing-duration>PT1H43M19S</meta:editing-duration>
    <meta:editing-cycles>36</meta:editing-cycles>
    <meta:generator>LibreOffice/6.3.5.2$Linux_X86_64 LibreOffice_project/30$Build-2</meta:generator>
    <meta:print-date>2019-06-28T14:37:57.832256637</meta:print-date>
    <meta:document-statistic meta:table-count="0" meta:image-count="0" meta:object-count="0" meta:page-count="1" meta:paragraph-count="32" meta:word-count="239" meta:character-count="1279" meta:non-whitespace-character-count="1093"/>
  </office:meta>
</office:document-meta>
</file>